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text-properties officeooo:rsid="005460a5" officeooo:paragraph-rsid="005460a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3" style:family="paragraph" style:parent-style-name="Frame_20_contents">
      <style:paragraph-properties fo:text-align="justify" style:justify-single-word="false"/>
    </style:style>
    <style:style style:name="P6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officeooo:rsid="00247d45" style:text-scale="101%"/>
    </style:style>
    <style:style style:name="T40" style:family="text">
      <style:text-properties officeooo:rsid="00501cee" style:text-scale="101%"/>
    </style:style>
    <style:style style:name="T41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2" style:family="text">
      <style:text-properties fo:letter-spacing="-0.007cm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fo:font-style="normal" officeooo:rsid="000f4c70" style:font-style-asian="normal" style:font-style-complex="normal"/>
    </style:style>
    <style:style style:name="T46" style:family="text">
      <style:text-properties fo:letter-spacing="-0.007cm" fo:font-style="normal" officeooo:rsid="001c3d3e" style:font-style-asian="normal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style:text-position="-6% 100%" fo:font-size="9pt" fo:font-style="normal" fo:font-weight="bold" officeooo:rsid="0099b29e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6% 100%" fo:font-size="9pt" fo:font-style="normal" fo:font-weight="bold" officeooo:rsid="009b0aa0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fo:letter-spacing="0.004cm" fo:font-style="normal" style:font-style-asian="normal" style:font-style-complex="normal"/>
    </style:style>
    <style:style style:name="T6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fo:letter-spacing="-0.007cm" fo:font-style="normal" style:font-style-asian="normal" style:font-style-complex="normal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weight="normal" officeooo:rsid="008f8dcf" style:font-weight-asian="normal" style:font-weight-complex="normal"/>
    </style:style>
    <style:style style:name="T69" style:family="text">
      <style:text-properties fo:font-weight="bold" officeooo:rsid="008f8dcf" style:font-weight-asian="bold" style:font-weight-complex="bold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fo:font-size="4pt" style:font-size-asian="4pt" style:font-size-complex="4pt"/>
    </style:style>
    <style:style style:name="T73" style:family="text">
      <style:text-properties officeooo:rsid="005460a5"/>
    </style:style>
    <style:style style:name="T7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8"><text:placeholder text:placeholder-type="text">&lt;line.name&gt;</text:placeholder></text:p>
          </table:table-cell>
          <table:table-cell table:style-name="Tabla4.A2" office:value-type="string">
            <text:p text:style-name="P65"><text:span text:style-name="T72"><text:text-input text:description="&lt;for each=&quot;line2 in line.invoice_line_tax_id&quot;&gt;">F</text:text-input></text:span><text:text-input text:description="&lt;line2.description&gt;">10,5%</text:text-input><text:span text:style-name="T72"><text:text-input text:description="&lt;/for&gt;">Ef</text:text-input></text:span></text:p>
          </table:table-cell>
          <table:table-cell table:style-name="Tabla4.A2" office:value-type="string">
            <text:p text:style-name="P65"><text:text-input text:description="&lt;formatLang(line.printed_price_unit)&gt;">9.999,50</text:text-input></text:p>
          </table:table-cell>
          <table:table-cell table:style-name="Tabla4.A2" office:value-type="string">
            <text:p text:style-name="P65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4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><text:span text:style-name="T33"><text:placeholder text:placeholder-type="text">&lt;if test="o.comment"&gt;</text:placeholder></text:span><text:span text:style-name="T38">OBSERVACIONES</text:span>: <text:span text:style-name="T32"><text:placeholder text:placeholder-type="text">&lt;o.comment&gt;</text:placeholder></text:span><text:span text:style-name="T32"><text:placeholder text:placeholder-type="text">&lt;/if&gt;</text:placeholder></text:span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5" table:number-rows-spanned="4" office:value-type="string">
            <text:p text:style-name="P62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2">Descripción</text:p>
                </table:table-cell>
                <table:table-cell table:style-name="Table3.A1" office:value-type="string">
                  <text:p text:style-name="P52">Detalle</text:p>
                </table:table-cell>
                <table:table-cell table:style-name="Table3.A1" office:value-type="string">
                  <text:p text:style-name="P53">Alic %</text:p>
                </table:table-cell>
                <table:table-cell table:style-name="Table3.D1" office:value-type="string">
                  <text:p text:style-name="P5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4"><text:span text:style-name="T73">Total Otros Tributos </text:span><text:span text:style-name="T34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5"/>
                </table:table-cell>
              </table:table-row>
            </table:table>
            <text:p text:style-name="P7"/>
          </table:table-cell>
          <table:table-cell table:style-name="Table1.B2" office:value-type="string">
            <text:p text:style-name="P69"><text:span text:style-name="T46">SUBTOTAL</text:span><text:span text:style-name="T70"> </text:span><text:span text:style-name="T71"><text:text-input text:description="&lt;o.currency_id.symbol&gt;">USD</text:text-input></text:span></text:p>
          </table:table-cell>
          <table:table-cell table:style-name="Table1.C2" office:value-type="string">
            <text:p text:style-name="P56"/>
          </table:table-cell>
          <table:table-cell table:style-name="Table1.D2" office:value-type="string">
            <text:p text:style-name="P8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0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1"><text:text-input text:description="&lt;for each=&quot;line in o.printed_tax_ids&quot;&gt;">For each line</text:text-input></text:p>
            <text:p text:style-name="P73"><text:text-input text:description="&lt;line.tax_code_id.name&gt;">IVA 21%</text:text-input></text:p>
            <text:p text:style-name="P72"><text:text-input text:description="&lt;/for&gt;">End For</text:text-input></text:p>
          </table:table-cell>
          <table:table-cell table:style-name="Table1.C4" office:value-type="string">
            <text:p text:style-name="P9"><text:text-input text:description="&lt;for each=&quot;line in o.printed_tax_ids&quot;&gt;">For each line</text:text-input></text:p>
            <text:p text:style-name="P13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9"><text:text-input text:description="&lt;for each=&quot;line in o.printed_tax_ids&quot;&gt;">For each line</text:text-input></text:p>
            <text:p text:style-name="P11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46">TOTAL</text:span><text:span text:style-name="T70"> </text:span><text:span text:style-name="T71"><text:text-input text:description="&lt;o.currency_id.symbol&gt;">USD</text:text-input></text:span></text:p>
          </table:table-cell>
          <table:table-cell table:style-name="Table1.C5" office:value-type="string">
            <text:p text:style-name="P75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6"><text:span text:style-name="T74">Son: </text:span><text:span text:style-name="T74"><text:placeholder text:placeholder-type="text">&lt;o.currency_id.name or o.company_id.currency_id.name&gt;</text:placeholder></text:span><text:span text:style-name="T74"> </text:span><text:span text:style-name="T7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6% 100%" fo:font-size="9pt" fo:font-style="normal" fo:font-weight="bold" officeooo:rsid="0099b29e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6% 100%" fo:font-size="9pt" fo:font-style="normal" fo:font-weight="bold" officeooo:rsid="009b0aa0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20" style:family="text">
      <style:text-properties fo:font-size="8pt" style:font-size-asian="8pt" style:font-size-complex="8pt"/>
    </style:style>
    <style:style style:name="MT21" style:family="text">
      <style:text-properties fo:color="#000000" fo:letter-spacing="0.004cm" fo:font-style="normal" style:font-style-asian="normal" style:font-style-complex="normal"/>
    </style:style>
    <style:style style:name="MT2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4" style:family="text">
      <style:text-properties fo:color="#000000" fo:letter-spacing="-0.007cm" fo:font-style="normal" style:font-style-asian="normal" style:font-style-complex="normal"/>
    </style:style>
    <style:style style:name="MT2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1" style:family="text">
      <style:text-properties fo:color="#221f1f" style:text-position="-5% 100%" fo:font-size="9pt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6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2" style:family="text">
      <style:text-properties fo:font-weight="normal" officeooo:rsid="008f8dcf" style:font-weight-asian="normal" style:font-weight-complex="normal"/>
    </style:style>
    <style:style style:name="MT53" style:family="text">
      <style:text-properties fo:font-weight="bold" officeooo:rsid="008f8dcf" style:font-weight-asian="bold" style:font-weight-complex="bold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</text:span><text:span text:style-name="MT15">-</text:span><text:span text:style-name="MT16">&gt;</text:span><text:span text:style-name="MT15">-</text:span><text:span text:style-name="MT14">.: </text:span><text:span text:style-name="MT17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8"><text:text-input text:description="&lt;if test=&quot;print_header&quot;&gt;">IF2</text:text-input></text:span><text:span text:style-name="MT19">CUIT</text:span><text:span text:style-name="MT20">: </text:span><text:text-input text:description="&lt;company.partner_id.commercial_partner_id.formated_vat&gt;">20-31393297-9</text:text-input><text:span text:style-name="MT18"><text:text-input text:description="&lt;/if&gt;">&lt;/if&gt;</text:text-input></text:span></text:p>
              <text:p text:style-name="MP19"><text:span text:style-name="MT18"><text:text-input text:description="&lt;if test=&quot;print_header&quot;&gt;">IF2</text:text-input></text:span><text:span text:style-name="MT19">Ing. Brutos</text:span><text:span text:style-name="MT20">:</text:span> <text:text-input text:description="&lt;company.partner_id.iibb&gt;">EXENTO</text:text-input><text:span text:style-name="MT21"><text:text-input text:description="&lt;/if&gt;">&lt;/if&gt;</text:text-input></text:span></text:p>
              <text:p text:style-name="MP20"><text:span text:style-name="MT18"><text:text-input text:description="&lt;if test=&quot;print_header&quot;&gt;">IF2</text:text-input></text:span><text:span text:style-name="MT22">Inicio de actividades</text:span><text:span text:style-name="MT23">: </text:span><text:span text:style-name="MT24"><text:text-input text:description="&lt;if test=&quot;company.partner_id.start_date&quot;&gt;">If</text:text-input></text:span><text:span text:style-name="MT24"><text:text-input text:description="&lt;formatLang(company.partner_id.start_date,date='true')&gt;">DD/MM/YYYY</text:text-input></text:span><text:span text:style-name="MT24"><text:text-input text:description="&lt;/if&gt;">/if</text:text-input></text:span><text:span text:style-name="MT21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5">Cliente</text:span><text:span text:style-name="MT26">:</text:span><text:span text:style-name="MT27"> </text:span><text:span text:style-name="MT28"><text:placeholder text:placeholder-type="text">&lt;o.partner_id.commercial_partner_id.name&gt;</text:placeholder></text:span></text:p>
              <text:p text:style-name="MP23"/>
              <text:p text:style-name="MP24"><text:span text:style-name="MT29">Dirección</text:span><text:span text:style-name="MT30">: </text:span><text:span text:style-name="MT31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2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7"/>
              <text:p text:style-name="MP26"><text:span text:style-name="MT32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8"/>
              <text:p text:style-name="MP29"><text:span text:style-name="MT33"><text:placeholder text:placeholder-type="text">&lt;if test="o.partner_id.parent_id"&gt;</text:placeholder></text:span><text:span text:style-name="MT34">Enviar a</text:span><text:span text:style-name="MT28">: </text:span><text:span text:style-name="MT28"><text:placeholder text:placeholder-type="text">&lt;o.partner_id.name&gt;</text:placeholder></text:span><text:span text:style-name="MT28"> - </text:span><text:span text:style-name="MT35"><text:placeholder text:placeholder-type="text">&lt;partner_address(o.partner_id)&gt;</text:placeholder></text:span><text:span text:style-name="MT28"><text:placeholder text:placeholder-type="text">&lt;/if&gt;</text:placeholder></text:span></text:p>
              <text:p text:style-name="MP30"/>
              <text:p text:style-name="MP29"><text:span text:style-name="MT36"><text:placeholder text:placeholder-type="text">&lt;o.afip_incoterm_id and 'Incoterms:' or ''&gt;</text:placeholder></text:span><text:span text:style-name="MT36"> </text:span><text:span text:style-name="MT28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7">Cond IVA</text:span><text:span text:style-name="MT26">:</text:span><text:span text:style-name="MT27"> </text:span><text:span text:style-name="MT28"><text:placeholder text:placeholder-type="text">&lt;o.partner_id.commercial_partner_id.responsability_id.name&gt;</text:placeholder></text:span></text:p>
              <text:p text:style-name="MP32"><text:span text:style-name="MT38"><text:text-input text:description="&lt;o.partner_id.commercial_partner_id.document_type_id.name&gt;">CUIT</text:text-input></text:span><text:span text:style-name="MT39">:</text:span><text:span text:style-name="MT40"> </text:span><text:span text:style-name="MT40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41">Cond. Venta</text:span><text:span text:style-name="MT42">:</text:span><text:span text:style-name="MT43"> </text:span><text:span text:style-name="MT44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5"><text:text-input text:description="&lt;if test=&quot;print_commercial&quot;&gt;">IF2</text:text-input></text:span><text:span text:style-name="MT46">Comercial</text:span><text:span text:style-name="MT42">:</text:span><text:span text:style-name="MT47"> </text:span><text:span text:style-name="MT48"><text:text-input text:description="&lt;o.user_id.name&gt;">Roberto Ramirez</text:text-input></text:span><text:span text:style-name="MT49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50">Vencimientos</text:span><text:span text:style-name="MT51">: </text:span><text:span text:style-name="MT51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2"><text:text-input text:description="&lt;o.afip_concept in ['2', '3', '4'] and &quot;Fecha servicio:&quot;&gt;">Fecha Servicio:</text:text-input></text:span><text:span text:style-name="MT52"> </text:span><text:span text:style-name="MT5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41">Doc. Origen</text:span><text:span text:style-name="MT54">:</text:span><text:span text:style-name="MT55"> </text:span><text:span text:style-name="MT48"><text:text-input text:description="&lt;o.origin&gt;">R1231231 – R1231321</text:text-input></text:span></text:p>
              <text:p text:style-name="MP37"><text:span text:style-name="MT56">Referencia: </text:span><text:span text:style-name="MT57"><text:placeholder text:placeholder-type="text">&lt;o.reference&gt;</text:placeholder></text:span></text:p>
              <text:p text:style-name="MP38"><text:span text:style-name="MT58">Importes expresados en </text:span><text:span text:style-name="MT59"><text:text-input text:description="&lt;o.currency_id.name or o.company_id.currency_id.name&gt;">rate</text:text-input></text:span><text:span text:style-name="MT58"> </text:span><text:span text:style-name="MT60"><text:text-input text:description="&lt;if test=&quot;o.currency_id != o.company_id.currency_id&quot;&gt;">IF2</text:text-input></text:span><text:span text:style-name="MT60">- </text:span><text:span text:style-name="MT58">Tipo de cambio:</text:span><text:span text:style-name="MT61"> </text:span><text:span text:style-name="MT62">$</text:span><text:span text:style-name="MT59"><text:text-input text:description="&lt;o.currency_rate&gt;">rate</text:text-input></text:span><text:span text:style-name="MT60"> </text:span><text:span text:style-name="MT60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3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3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04T13:30:24.975878761</dc:date>
    <meta:editing-duration>P2DT3H59M49S</meta:editing-duration>
    <meta:editing-cycles>380</meta:editing-cycles>
    <meta:generator>LibreOffice/4.4.6.3$Linux_X86_64 LibreOffice_project/40m0$Build-3</meta:generator>
    <meta:document-statistic meta:table-count="8" meta:image-count="0" meta:object-count="0" meta:page-count="1" meta:paragraph-count="79" meta:word-count="347" meta:character-count="2054" meta:non-whitespace-character-count="1946"/>
  </office:meta>
</office:document-meta>
</file>